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5" style:family="table-column">
      <style:table-column-properties fo:break-before="auto" style:column-width="5.9756in"/>
    </style:style>
    <style:style style:name="co6" style:family="table-column">
      <style:table-column-properties fo:break-before="auto" style:column-width="5.639in"/>
    </style:style>
    <style:style style:name="co7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6" table:default-cell-style-name="Default"/>
        <table:table-column table:style-name="co1" table:number-columns-repeated="2" table:default-cell-style-name="ce3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 Done</text:p>
          </table:table-cell>
          <table:table-cell table:style-name="ce2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And add force to bypass this check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ke provision for int data type</text:p>
          </table:table-cell>
          <table:table-cell table:style-name="Default" table:number-columns-repeated="2"/>
          <table:table-cell office:value-type="string">
            <text:p>Applies for set, get and force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rap socket in an API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8-25">
            <text:p>08/25/17</text:p>
          </table:table-cell>
          <table:table-cell office:value-type="string">
            <text:p>Support both UDP and TCP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XTU and RTU should be able to read\write multiple values \ signal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8-27">
            <text:p>08/27/17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mprove error handling in PXTU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mprove error handling in RTU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eate new record marker variable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cap engine should now write timestamp instead of it own value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Priorit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number-columns-repeated="3"/>
        </table:table-row>
      </table:table>
      <table:table table:name="New things" table:style-name="ta1" table:print="false"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rn CPU schedul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 the IO wait time for other operations?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quency base scheduling</text:p>
          </table:table-cell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Sheet1.A1:Sheet1.AMJ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9/03/2017</text:date>, <text:time>20:2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9M55S</meta:editing-duration>
    <meta:editing-cycles>89</meta:editing-cycles>
    <meta:generator>OpenOffice/4.1.3$Win32 OpenOffice.org_project/413m1$Build-9783</meta:generator>
    <dc:date>2017-09-03T20:27:42.17</dc:date>
    <dc:creator>Naveen Chakravarthy</dc:creator>
    <meta:document-statistic meta:table-count="3" meta:cell-count="158" meta:object-count="0"/>
    <meta:user-defined meta:name="Info 1"/>
    <meta:user-defined meta:name="Info 2"/>
    <meta:user-defined meta:name="Info 3"/>
    <meta:user-defined meta:name="Info 4"/>
  </office:meta>
</office:document-meta>
</file>